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2">
      <style:text-properties officeooo:rsid="0018e5ed" officeooo:paragraph-rsid="0018e5ed"/>
    </style:style>
    <style:style style:name="P2" style:family="paragraph" style:parent-style-name="Preformatted_20_Text" style:list-style-name="L4"/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Preformatted_20_Text" style:list-style-name="L3">
      <style:paragraph-properties fo:margin-top="0cm" fo:margin-bottom="0.499cm" style:contextual-spacing="false"/>
    </style:style>
    <style:style style:name="P5" style:family="paragraph" style:parent-style-name="Preformatted_20_Text" style:list-style-name="L4">
      <style:paragraph-properties fo:margin-top="0cm" fo:margin-bottom="0.499cm" style:contextual-spacing="false"/>
    </style:style>
    <style:style style:name="P6" style:family="paragraph" style:parent-style-name="Standard">
      <style:text-properties officeooo:rsid="001841f3" officeooo:paragraph-rsid="001841f3"/>
    </style:style>
    <style:style style:name="P7" style:family="paragraph" style:parent-style-name="Standard">
      <style:text-properties officeooo:rsid="0018e5ed" officeooo:paragraph-rsid="0018e5ed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>
      <style:text-properties officeooo:rsid="0018e5ed" officeooo:paragraph-rsid="0018e5ed"/>
    </style:style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1">
      <style:paragraph-properties fo:margin-top="0cm" fo:margin-bottom="0cm" style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 text:name="yui_3_17_2_1_1636541332834_45"/>Investigando sobre Angular</text:p>
      <text:p text:style-name="P6"/>
      <text:p text:style-name="P6"/>
      <text:p text:style-name="P7">Angular is an application design framework and development platform for creating efficient and sophisticated single-page apps.</text:p>
      <text:p text:style-name="P7"/>
      <text:p text:style-name="P7">Angular is a development platform, built on <text:a xlink:type="simple" xlink:href="https://www.typescriptlang.org/" text:style-name="Internet_20_link" text:visited-style-name="Visited_20_Internet_20_Link">TypeScript</text:a>. As a platform, Angular includes:</text:p>
      <text:p text:style-name="P7"/>
      <text:p text:style-name="P7">With Angular, you're taking advantage of a platform that can scale from single-developer projects to enterprise-level applications. Angular is designed to make updating as straightforward as possible, so take advantage of the latest developments with a minimum of effort</text:p>
      <text:p text:style-name="P7"/>
      <text:p text:style-name="P7">Components are the building blocks that compose an application. A component includes a TypeScript class with a <text:span text:style-name="Source_20_Text">@</text:span><text:a xlink:type="simple" xlink:href="https://angular.io/api/core/Component" text:style-name="Internet_20_link" text:visited-style-name="Visited_20_Internet_20_Link"><text:span text:style-name="Source_20_Text">Component</text:span></text:a><text:span text:style-name="Source_20_Text">()</text:span> decorator, an HTML template, and styles.</text:p>
      <text:p text:style-name="P7"/>
      <text:p text:style-name="P7">Angular's component model offers strong encapsulation and an intuitive application structure. Components also make your application painless to unit test and can improve the overall readability of your code.</text:p>
      <text:p text:style-name="P7"/>
      <text:p text:style-name="P10">To use the Angular framework, you should be familiar with the following:</text:p>
      <text:list xml:id="list1063907777" text:style-name="L1">
        <text:list-item>
          <text:p text:style-name="P14"><text:a xlink:type="simple" xlink:href="https://developer.mozilla.org/en-US/docs/Web/JavaScript/A_re-introduction_to_JavaScript" text:style-name="Internet_20_link" text:visited-style-name="Visited_20_Internet_20_Link">JavaScript</text:a> </text:p>
        </text:list-item>
        <text:list-item>
          <text:p text:style-name="P14"><text:a xlink:type="simple" xlink:href="https://developer.mozilla.org/docs/Learn/HTML/Introduction_to_HTML" text:style-name="Internet_20_link" text:visited-style-name="Visited_20_Internet_20_Link">HTML</text:a> </text:p>
        </text:list-item>
        <text:list-item>
          <text:p text:style-name="P8"><text:a xlink:type="simple" xlink:href="https://developer.mozilla.org/docs/Learn/CSS/First_steps" text:style-name="Internet_20_link" text:visited-style-name="Visited_20_Internet_20_Link">CSS</text:a> </text:p>
        </text:list-item>
      </text:list>
      <text:p text:style-name="Text_20_body">Knowledge of <text:a xlink:type="simple" xlink:href="https://www.typescriptlang.org/" text:style-name="Internet_20_link" text:visited-style-name="Visited_20_Internet_20_Link">TypeScript</text:a> is helpful, but not required.</text:p>
      <text:p text:style-name="Text_20_body">To install Angular on your local system, you need the following:</text:p>
      <text:list xml:id="list415268779" text:style-name="L2">
        <text:list-item>
          <text:p text:style-name="P9"><text:bookmark text:name="nodejs"/><text:span text:style-name="Strong_20_Emphasis">Node.js</text:span></text:p>
        </text:list-item>
      </text:list>
      <text:h text:style-name="P1" text:outline-level="2"><text:bookmark text:name="create-a-workspace-and-initial-application"/>Create a workspace and initial application</text:h>
      <text:p text:style-name="P7"/>
      <text:p text:style-name="P10">You develop apps in the context of an Angular <text:a xlink:type="simple" xlink:href="https://angular.io/guide/glossary#workspace" text:style-name="Internet_20_link" text:visited-style-name="Visited_20_Internet_20_Link"><text:span text:style-name="Strong_20_Emphasis">workspace</text:span></text:a>.</text:p>
      <text:p text:style-name="Text_20_body">To create a new workspace and initial starter app:</text:p>
      <text:list xml:id="list2563502281" text:style-name="L3">
        <text:list-item>
          <text:p text:style-name="P11">Run the CLI command <text:span text:style-name="Source_20_Text">ng new</text:span> and provide the name <text:span text:style-name="Source_20_Text">my-app</text:span>, as shown here:</text:p>
          <text:p text:style-name="P4"><text:s text:c="6"/></text:p>
        </text:list-item>
      </text:list>
      <text:list xml:id="list1810462777" text:style-name="L4">
        <text:list-item>
          <text:p text:style-name="P2"><text:s text:c="6"/><text:span text:style-name="Source_20_Text">ng new my-app</text:span></text:p>
          <text:p text:style-name="P5"><text:s text:c="4"/></text:p>
        </text:list-item>
        <text:list-item>
          <text:p text:style-name="P12">The <text:span text:style-name="Source_20_Text">ng new</text:span> command prompts you for information about features to include in the initial app. Accept the defaults by pressing the Enter or Return key.</text:p>
        </text:list-item>
      </text:list>
      <text:p text:style-name="Text_20_body">The Angular CLI installs the necessary Angular npm packages and other dependencies. This can take a few minutes.</text:p>
      <text:p text:style-name="Text_20_body">The CLI creates a new workspace and a simple Welcome app, ready to run.</text:p>
      <text:p text:style-name="P7"><text:soft-page-break/></text:p>
      <text:h text:style-name="P1" text:outline-level="2"><text:bookmark text:name="run-the-application"/>Run the application</text:h>
      <text:p text:style-name="Text_20_body">The Angular CLI includes a server, for you to build and serve your app locally.</text:p>
      <text:list xml:id="list778063755" text:style-name="L5">
        <text:list-item>
          <text:p text:style-name="P13">Navigate to the workspace folder, such as <text:span text:style-name="Source_20_Text">my-app</text:span>.</text:p>
        </text:list-item>
        <text:list-item>
          <text:p text:style-name="P13">Run the following command:</text:p>
        </text:list-item>
      </text:list>
      <text:p text:style-name="P3"><text:s text:c="6"/></text:p>
      <text:p text:style-name="Preformatted_20_Text"><text:s text:c="6"/><text:span text:style-name="Source_20_Text">cd my-app</text:span></text:p>
      <text:p text:style-name="Preformatted_20_Text"><text:span text:style-name="Source_20_Text">ng serve --open</text:span></text:p>
      <text:p text:style-name="P3"><text:s text:c="4"/></text:p>
      <text:p text:style-name="Text_20_body">The <text:span text:style-name="Source_20_Text">ng serve</text:span> command launches the server, watches your files, and rebuilds the app as you make changes to those files.</text:p>
      <text:p text:style-name="Text_20_body">The <text:span text:style-name="Source_20_Text">--open</text:span> (or just <text:span text:style-name="Source_20_Text">-o</text:span>) option automatically opens your browser to <text:span text:style-name="Source_20_Text">http://localhost:4200/</text:span></text:p>
      <text:p text:style-name="P7"/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Bibliografia</text:p>
      <text:p text:style-name="P6"/>
      <text:p text:style-name="P6"><text:a xlink:type="simple" xlink:href="https://angular.io/start" text:style-name="Internet_20_link" text:visited-style-name="Visited_20_Internet_20_Link">https://angular.io/start</text:a></text:p>
      <text:p text:style-name="P6"><text:a xlink:type="simple" xlink:href="https://github.com/angular/angular" text:style-name="Internet_20_link" text:visited-style-name="Visited_20_Internet_20_Link">https://github.com/angular/angular</text:a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0T12:05:01.800653633</meta:creation-date>
    <dc:date>2021-11-10T14:14:04.529947689</dc:date>
    <meta:editing-duration>PT58M52S</meta:editing-duration>
    <meta:editing-cycles>1</meta:editing-cycles>
    <meta:document-statistic meta:table-count="0" meta:image-count="0" meta:object-count="0" meta:page-count="2" meta:paragraph-count="36" meta:word-count="341" meta:character-count="2180" meta:non-whitespace-character-count="1847"/>
    <meta:generator>LibreOffice/7.0.4.2$Linux_X86_64 LibreOffice_project/00$Build-2</meta:generator>
  </office:meta>
</office:document-meta>
</file>